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Neue" svg:font-family="'Helvetica Neue'" style:font-pitch="variable"/>
    <style:font-face style:name="OpenSymbol" svg:font-family="OpenSymbol" style:font-charset="x-symbol"/>
    <style:font-face style:name="StarSymbol" svg:font-family="Star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loext:opacity="100%" style:font-name="Times New Roman"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loext:opacity="100%" style:font-name="Times New Roman" fo:font-size="12pt" fo:font-weight="normal" officeooo:rsid="003d82e0" officeooo:paragraph-rsid="003d82e0" style:font-size-asian="10.5pt" style:font-weight-asian="normal" style:font-size-complex="12pt" style:font-weight-complex="normal"/>
    </style:style>
    <style:style style:name="P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loext:opacity="100%" style:font-name="Times New Roman" fo:font-size="12pt" fo:font-weight="normal" officeooo:rsid="001be7e9" officeooo:paragraph-rsid="0027545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333333" loext:opacity="100%" style:font-name="Times New Roman" fo:font-size="12pt" fo:font-weight="bold" officeooo:rsid="001be7e9" officeooo:paragraph-rsid="001be7e9"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333333" loext:opacity="100%" style:font-name="Times New Roman" fo:font-size="12pt" fo:font-weight="bold" officeooo:rsid="001be7e9" officeooo:paragraph-rsid="0027545c"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333333" loext:opacity="100%" style:font-name="Times New Roman" fo:font-size="12pt" fo:font-weight="bold" officeooo:rsid="001be7e9" officeooo:paragraph-rsid="001c7ba6"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333333" loext:opacity="100%" style:font-name="Times New Roman" fo:font-size="12pt" fo:font-weight="bold" officeooo:rsid="001be7e9" officeooo:paragraph-rsid="002559ef"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333333" loext:opacity="100%" style:font-name="Times New Roman" fo:font-size="12pt" fo:font-weight="bold" officeooo:rsid="003a55ea" officeooo:paragraph-rsid="003a55ea"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33333" loext:opacity="100%" style:font-name="Times New Roman" fo:font-size="12pt" fo:font-weight="bold" officeooo:rsid="00439c61" officeooo:paragraph-rsid="00439c6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333333" loext:opacity="100%" style:font-name="Times New Roman"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11" style:family="paragraph" style:parent-style-name="Standard">
      <style:paragraph-properties fo:text-align="start" style:justify-single-word="false"/>
      <style:text-properties fo:color="#333333" loext:opacity="100%" style:font-name="Times New Roman" fo:font-size="12pt" officeooo:rsid="00439c61" officeooo:paragraph-rsid="00439c61" style:font-size-asian="10.5pt" style:font-size-complex="12pt"/>
    </style:style>
    <style:style style:name="P1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loext:opacity="100%" style:font-name="Times New Roman" fo:font-size="12pt" officeooo:rsid="003d82e0" officeooo:paragraph-rsid="003f01df" style:font-size-asian="10.5pt" style:font-size-complex="12pt"/>
    </style:style>
    <style:style style:name="P13"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fo:color="#333333" loext:opacity="100%" style:font-name="Times New Roman" fo:font-size="12pt" officeooo:rsid="003d82e0" officeooo:paragraph-rsid="003f01df" style:font-size-asian="10.5pt" style:font-size-complex="12pt"/>
    </style:style>
    <style:style style:name="P1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loext:opacity="100%" style:font-name="Times New Roman" fo:font-size="12pt" officeooo:rsid="003a55ea" officeooo:paragraph-rsid="003a55ea" style:font-size-asian="10.5pt" style:font-size-complex="12pt"/>
    </style:style>
    <style:style style:name="P1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loext:opacity="100%" style:font-name="Times New Roman" fo:font-size="12pt" officeooo:rsid="001be7e9" officeooo:paragraph-rsid="002559ef" style:font-size-asian="10.5pt" style:font-size-complex="12pt"/>
    </style:style>
    <style:style style:name="P16"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fo:color="#333333" loext:opacity="100%" style:font-name="Times New Roman" fo:font-size="12pt" officeooo:rsid="001be7e9" officeooo:paragraph-rsid="002559ef" style:font-size-asian="10.5pt" style:font-size-complex="12pt"/>
    </style:style>
    <style:style style:name="P17" style:family="paragraph" style:parent-style-name="Standard">
      <style:paragraph-properties fo:text-align="start" style:justify-single-word="false"/>
      <style:text-properties fo:color="#333333" loext:opacity="100%" style:font-name="Times New Roman"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8" style:family="paragraph" style:parent-style-name="Standard">
      <style:paragraph-properties fo:margin-left="0in" fo:margin-right="0.1598in" fo:text-align="start" style:justify-single-word="false" fo:text-indent="0in" style:auto-text-indent="false"/>
      <style:text-properties fo:color="#333333" loext:opacity="100%" style:font-name="Times New Roman" fo:font-weight="normal" officeooo:paragraph-rsid="0027545c" style:font-weight-asian="normal" style:font-weight-complex="normal"/>
    </style:style>
    <style:style style:name="P19"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20" style:family="paragraph" style:parent-style-name="Standard">
      <style:paragraph-properties fo:text-align="start" style:justify-single-word="false"/>
      <style:text-properties officeooo:paragraph-rsid="001e99da"/>
    </style:style>
    <style:style style:name="P21" style:family="paragraph" style:parent-style-name="Standard">
      <style:paragraph-properties fo:text-align="start" style:justify-single-word="false"/>
      <style:text-properties style:font-name="Times New Roman" fo:font-size="12pt" fo:font-weight="normal" officeooo:rsid="001be7e9" officeooo:paragraph-rsid="00310ee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1be7e9" officeooo:paragraph-rsid="003b1dce" style:font-size-asian="10.5pt" style:font-weight-asian="normal" style:font-size-complex="12pt" style:font-weight-complex="normal"/>
    </style:style>
    <style:style style:name="P23" style:family="paragraph" style:parent-style-name="Standard">
      <style:paragraph-properties fo:margin-left="0in" fo:margin-right="0.1598in" fo:text-align="start" style:justify-single-word="false" fo:text-indent="0in" style:auto-text-indent="false"/>
      <style:text-properties style:font-name="Times New Roman" officeooo:paragraph-rsid="00310ee4"/>
    </style:style>
    <style:style style:name="P24" style:family="paragraph" style:parent-style-name="Horizontal_20_Line">
      <style:text-properties style:font-name="Times New Roman" officeooo:paragraph-rsid="002559ef"/>
    </style:style>
    <style:style style:name="P25" style:family="paragraph" style:parent-style-name="Standard" style:list-style-name="L1">
      <style:paragraph-properties fo:text-align="start" style:justify-single-word="false"/>
      <style:text-properties officeooo:paragraph-rsid="0046d500"/>
    </style:style>
    <style:style style:name="P26" style:family="paragraph" style:parent-style-name="Standard" style:list-style-name="L8">
      <style:paragraph-properties fo:text-align="start" style:justify-single-word="false"/>
      <style:text-properties officeooo:paragraph-rsid="00310ee4"/>
    </style:style>
    <style:style style:name="P27" style:family="paragraph" style:parent-style-name="Standard" style:list-style-name="L1">
      <style:paragraph-properties fo:text-align="start" style:justify-single-word="false"/>
      <style:text-properties fo:color="#333333" loext:opacity="100%" style:font-name="Times New Roman" fo:font-size="12pt" fo:font-weight="normal" officeooo:rsid="003d82e0" officeooo:paragraph-rsid="003d82e0"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color="#333333" loext:opacity="100%" style:font-name="Times New Roman" fo:font-size="12pt" fo:font-weight="normal" officeooo:rsid="003b76d5" officeooo:paragraph-rsid="003b76d5" style:font-size-asian="10.5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fo:color="#333333" loext:opacity="100%" style:font-name="Times New Roman" fo:font-size="12pt" fo:font-weight="normal" officeooo:rsid="0027c691" officeooo:paragraph-rsid="0027c691" style:font-size-asian="10.5pt" style:font-weight-asian="normal" style:font-size-complex="12pt" style:font-weight-complex="normal"/>
    </style:style>
    <style:style style:name="P30" style:family="paragraph" style:parent-style-name="Standard" style:list-style-name="L4">
      <style:paragraph-properties fo:text-align="justify" style:justify-single-word="false"/>
      <style:text-properties fo:color="#333333" loext:opacity="100%" style:font-name="Times New Roman" fo:font-size="12pt" fo:font-weight="normal" officeooo:rsid="002b261c" officeooo:paragraph-rsid="002b261c" style:font-size-asian="10.5pt" style:font-weight-asian="normal" style:font-size-complex="12pt" style:font-weight-complex="normal"/>
    </style:style>
    <style:style style:name="P31" style:family="paragraph" style:parent-style-name="Standard" style:list-style-name="L4">
      <style:paragraph-properties fo:text-align="justify" style:justify-single-word="false"/>
      <style:text-properties fo:color="#333333" loext:opacity="100%" style:font-name="Times New Roman" fo:font-size="12pt" fo:font-weight="normal" officeooo:rsid="002b3f3b" officeooo:paragraph-rsid="002b3f3b" style:font-size-asian="10.5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fo:color="#333333" loext:opacity="100%" style:font-name="Times New Roman" fo:font-size="12pt" fo:font-weight="normal" officeooo:rsid="002c44c3" officeooo:paragraph-rsid="0031024e" style:font-size-asian="10.5pt" style:font-weight-asian="normal" style:font-size-complex="12pt" style:font-weight-complex="normal"/>
    </style:style>
    <style:style style:name="P33" style:family="paragraph" style:parent-style-name="Standard" style:list-style-name="L3">
      <style:paragraph-properties fo:text-align="justify" style:justify-single-word="false"/>
      <style:text-properties fo:color="#333333" loext:opacity="100%" style:font-name="Times New Roman" fo:font-size="12pt" officeooo:rsid="0027545c" officeooo:paragraph-rsid="0027545c" style:font-size-asian="10.5pt" style:font-size-complex="12pt"/>
    </style:style>
    <style:style style:name="P34" style:family="paragraph" style:parent-style-name="Standard" style:list-style-name="L5">
      <style:paragraph-properties fo:text-align="start" style:justify-single-word="false"/>
      <style:text-properties fo:color="#333333" loext:opacity="100%" style:font-name="Times New Roman" fo:font-size="12pt" fo:letter-spacing="normal" fo:font-weight="normal" officeooo:rsid="002c44c3" officeooo:paragraph-rsid="0031024e" style:font-name-asian="Times New Roman2" style:font-size-asian="12pt" style:font-weight-asian="normal" style:font-name-complex="Times New Roman2" style:font-size-complex="12pt" style:font-weight-complex="normal" style:text-scale="100%"/>
    </style:style>
    <style:style style:name="P35" style:family="paragraph" style:parent-style-name="Standard" style:list-style-name="L3">
      <style:paragraph-properties fo:text-align="justify" style:justify-single-word="false"/>
      <style:text-properties officeooo:paragraph-rsid="0027545c"/>
    </style:style>
    <style:style style:name="P36" style:family="paragraph" style:parent-style-name="Standard" style:list-style-name="L4">
      <style:paragraph-properties fo:text-align="justify" style:justify-single-word="false"/>
      <style:text-properties officeooo:paragraph-rsid="002b261c"/>
    </style:style>
    <style:style style:name="P37" style:family="paragraph" style:parent-style-name="Standard" style:list-style-name="L6">
      <style:paragraph-properties fo:text-align="start" style:justify-single-word="false"/>
      <style:text-properties style:font-name="Times New Roman" officeooo:paragraph-rsid="0027545c"/>
    </style:style>
    <style:style style:name="P38" style:family="paragraph" style:parent-style-name="Standard" style:list-style-name="L7">
      <style:paragraph-properties fo:text-align="start" style:justify-single-word="false"/>
      <style:text-properties style:font-name="Times New Roman" officeooo:paragraph-rsid="00310ee4"/>
    </style:style>
    <style:style style:name="P39"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font-weight="bold" officeooo:rsid="003f01df" style:font-weight-asian="bold" style:font-weight-complex="bold"/>
    </style:style>
    <style:style style:name="T6"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7"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8" style:family="text">
      <style:text-properties fo:letter-spacing="0.0008in" fo:font-weight="bold" style:font-name-asian="Times New Roman2" style:font-size-asian="12pt" style:font-weight-asian="bold" style:font-name-complex="Times New Roman2" style:font-weight-complex="bold" style:text-scale="100%"/>
    </style:style>
    <style:style style:name="T9" style:family="text">
      <style:text-properties fo:letter-spacing="normal" style:font-name-asian="Times New Roman2" style:font-size-asian="12pt" style:font-name-complex="Times New Roman2" style:text-scale="100%"/>
    </style:style>
    <style:style style:name="T10" style:family="text">
      <style:text-properties fo:letter-spacing="normal" officeooo:rsid="001c7ba6" style:font-name-asian="Times New Roman2" style:font-size-asian="12pt" style:font-name-complex="Times New Roman2" style:text-scale="100%"/>
    </style:style>
    <style:style style:name="T11" style:family="text">
      <style:text-properties fo:letter-spacing="normal" officeooo:rsid="001ffcfb" style:font-name-asian="Times New Roman2" style:font-size-asian="12pt" style:font-name-complex="Times New Roman2" style:text-scale="100%"/>
    </style:style>
    <style:style style:name="T12" style:family="text">
      <style:text-properties fo:letter-spacing="normal" officeooo:rsid="0031024e" style:font-name-asian="Times New Roman2" style:font-size-asian="12pt" style:font-name-complex="Times New Roman2" style:text-scale="100%"/>
    </style:style>
    <style:style style:name="T13" style:family="text">
      <style:text-properties fo:letter-spacing="normal" style:font-name-asian="Times New Roman2" style:font-name-complex="Times New Roman2" style:text-scale="100%"/>
    </style:style>
    <style:style style:name="T14"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8"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9" style:family="text">
      <style:text-properties fo:letter-spacing="normal" fo:font-weight="bold" style:font-name-asian="Times New Roman2" style:font-size-asian="12pt" style:font-weight-asian="bold" style:font-name-complex="Times New Roman2" style:font-weight-complex="bold" style:text-scale="100%"/>
    </style:style>
    <style:style style:name="T20"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1"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2" style:family="text">
      <style:text-properties fo:letter-spacing="-0.0008in" fo:font-weight="bold" style:font-name-asian="Times New Roman2" style:font-size-asian="12pt" style:font-weight-asian="bold" style:font-name-complex="Times New Roman2" style:font-weight-complex="bold" style:text-scale="100%"/>
    </style:style>
    <style:style style:name="T23"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4"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5" style:family="text">
      <style:text-properties fo:letter-spacing="0.0016in" fo:font-weight="bold" style:font-name-asian="Times New Roman2" style:font-size-asian="12pt" style:font-weight-asian="bold" style:font-name-complex="Times New Roman2" style:font-weight-complex="bold" style:text-scale="100%"/>
    </style:style>
    <style:style style:name="T26"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7"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8" style:family="text">
      <style:text-properties fo:letter-spacing="-0.002in" fo:font-weight="bold" style:font-name-asian="Times New Roman2" style:font-size-asian="12pt" style:font-weight-asian="bold" style:font-name-complex="Times New Roman2" style:font-weight-complex="bold" style:text-scale="100%"/>
    </style:style>
    <style:style style:name="T29" style:family="text">
      <style:text-properties fo:letter-spacing="0.002in" fo:font-weight="normal" style:font-name-asian="Times New Roman2" style:font-size-asian="12pt" style:font-weight-asian="normal" style:font-name-complex="Times New Roman2" style:font-weight-complex="normal" style:text-scale="100%"/>
    </style:style>
    <style:style style:name="T30"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1" style:family="text">
      <style:text-properties fo:letter-spacing="0.002in" fo:font-weight="bold" style:font-name-asian="Times New Roman2" style:font-size-asian="12pt" style:font-weight-asian="bold" style:font-name-complex="Times New Roman2" style:font-weight-complex="bold" style:text-scale="100%"/>
    </style:style>
    <style:style style:name="T32"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3"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4" style:family="text">
      <style:text-properties fo:font-size="12pt" fo:letter-spacing="normal" style:font-name-asian="Times New Roman2" style:font-size-asian="12pt" style:font-name-complex="Times New Roman2" style:font-size-complex="12pt" style:text-scale="100%"/>
    </style:style>
    <style:style style:name="T35"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7" style:family="text">
      <style:text-properties fo:font-size="12pt" fo:letter-spacing="-0.0008in" officeooo:rsid="001be7e9" style:font-name-asian="Times New Roman2" style:font-size-asian="12pt" style:font-name-complex="Times New Roman2" style:font-size-complex="12pt" style:text-scale="100%"/>
    </style:style>
    <style:style style:name="T38"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2" style:family="text">
      <style:text-properties fo:font-size="14pt" style:text-underline-style="none" fo:font-weight="normal" style:font-size-asian="14pt" style:font-weight-asian="normal" style:font-size-complex="14pt" style:font-weight-complex="normal"/>
    </style:style>
    <style:style style:name="T43" style:family="text">
      <style:text-properties style:text-position="-4% 100%" fo:letter-spacing="normal" officeooo:rsid="001c7ba6" style:font-name-asian="Times New Roman2" style:font-size-asian="12pt" style:font-name-complex="Times New Roman2" style:text-scale="100%"/>
    </style:style>
    <style:style style:name="T44"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6"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60"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2" style:family="text">
      <style:text-properties fo:color="#333333" loext:opacity="100%" fo:letter-spacing="normal" fo:font-weight="bold" style:font-name-asian="Times New Roman2" style:font-size-asian="12pt" style:font-weight-asian="bold" style:font-name-complex="Times New Roman2" style:font-weight-complex="bold" style:text-scale="100%"/>
    </style:style>
    <style:style style:name="T63" style:family="text">
      <style:text-properties fo:color="#333333" loext:opacity="100%" fo:letter-spacing="normal" style:font-name-asian="Times New Roman2" style:font-size-asian="12pt" style:font-name-complex="Times New Roman2" style:text-scale="100%"/>
    </style:style>
    <style:style style:name="T64" style:family="text">
      <style:text-properties fo:color="#333333" loext:opacity="100%" fo:letter-spacing="normal" style:text-underline-style="none" fo:font-weight="bold" style:font-name-asian="Times New Roman2" style:font-size-asian="12pt" style:font-weight-asian="bold" style:font-name-complex="Times New Roman2" style:font-weight-complex="bold" style:text-scale="100%"/>
    </style:style>
    <style:style style:name="T65" style:family="text">
      <style:text-properties fo:color="#333333" loext:opacity="100%"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6" style:family="text">
      <style:text-properties fo:color="#333333" loext:opacity="100%" fo:letter-spacing="-0.0008in" style:font-name-asian="Times New Roman2" style:font-size-asian="12pt" style:font-name-complex="Times New Roman2" style:text-scale="100%"/>
    </style:style>
    <style:style style:name="T67" style:family="text">
      <style:text-properties fo:color="#333333" loext:opacity="100%" fo:letter-spacing="-0.0008in" fo:font-weight="bold" style:font-name-asian="Times New Roman2" style:font-size-asian="12pt" style:font-weight-asian="bold" style:font-name-complex="Times New Roman2" style:font-weight-complex="bold" style:text-scale="100%"/>
    </style:style>
    <style:style style:name="T68" style:family="text">
      <style:text-properties fo:color="#333333" loext:opacity="100%" fo:letter-spacing="-0.0008in" style:text-underline-style="none" fo:font-weight="bold" style:font-name-asian="Times New Roman2" style:font-size-asian="12pt" style:font-weight-asian="bold" style:font-name-complex="Times New Roman2" style:font-weight-complex="bold" style:text-scale="100%"/>
    </style:style>
    <style:style style:name="T69" style:family="text">
      <style:text-properties fo:color="#333333" loext:opacity="100%"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70" style:family="text">
      <style:text-properties fo:color="#333333" loext:opacity="100%" fo:letter-spacing="0.0016in" fo:font-weight="bold" style:font-name-asian="Times New Roman2" style:font-size-asian="12pt" style:font-weight-asian="bold" style:font-name-complex="Times New Roman2" style:font-weight-complex="bold" style:text-scale="100%"/>
    </style:style>
    <style:style style:name="T71" style:family="text">
      <style:text-properties fo:color="#333333" loext:opacity="100%" fo:letter-spacing="-0.002in" fo:font-weight="bold" style:font-name-asian="Times New Roman2" style:font-size-asian="12pt" style:font-weight-asian="bold" style:font-name-complex="Times New Roman2" style:font-weight-complex="bold" style:text-scale="100%"/>
    </style:style>
    <style:style style:name="T72" style:family="text">
      <style:text-properties fo:color="#333333" loext:opacity="100%" fo:letter-spacing="-0.002in" style:text-underline-style="none" fo:font-weight="bold" style:font-name-asian="Times New Roman2" style:font-size-asian="12pt" style:font-weight-asian="bold" style:font-name-complex="Times New Roman2" style:font-weight-complex="bold" style:text-scale="100%"/>
    </style:style>
    <style:style style:name="T73" style:family="text">
      <style:text-properties fo:color="#333333" loext:opacity="100%" fo:letter-spacing="0.002in" fo:font-weight="bold" style:font-name-asian="Times New Roman2" style:font-size-asian="12pt" style:font-weight-asian="bold" style:font-name-complex="Times New Roman2" style:font-weight-complex="bold" style:text-scale="100%"/>
    </style:style>
    <style:style style:name="T74" style:family="text">
      <style:text-properties fo:color="#333333" loext:opacity="100%"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5" style:family="text">
      <style:text-properties fo:color="#333333" loext:opacity="100%"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6" style:family="text">
      <style:text-properties fo:color="#333333" loext:opacity="100%"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7" style:family="text">
      <style:text-properties fo:color="#333333" loext:opacity="100%"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8" style:family="text">
      <style:text-properties fo:color="#333333" loext:opacity="100%" style:text-position="-4% 100%" fo:letter-spacing="normal" officeooo:rsid="001c7ba6" style:font-name-asian="Times New Roman2" style:font-size-asian="12pt" style:font-name-complex="Times New Roman2" style:text-scale="100%"/>
    </style:style>
    <style:style style:name="T79" style:family="text">
      <style:text-properties fo:color="#333333" loext:opacity="100%" style:text-position="-4% 100%" fo:letter-spacing="normal" officeooo:rsid="001d01e3" style:font-name-asian="Times New Roman2" style:font-size-asian="12pt" style:font-name-complex="Times New Roman2" style:text-scale="100%"/>
    </style:style>
    <style:style style:name="T80" style:family="text">
      <style:text-properties fo:color="#333333" loext:opacity="100%" style:text-position="-4% 100%" fo:letter-spacing="normal" officeooo:rsid="001e99da" style:font-name-asian="Times New Roman2" style:font-size-asian="12pt" style:font-name-complex="Times New Roman2" style:text-scale="100%"/>
    </style:style>
    <style:style style:name="T81" style:family="text">
      <style:text-properties fo:color="#333333" loext:opacity="100%" style:text-position="-4% 100%" fo:letter-spacing="normal" officeooo:rsid="00227ce9" style:font-name-asian="Times New Roman2" style:font-size-asian="12pt" style:font-name-complex="Times New Roman2" style:text-scale="100%"/>
    </style:style>
    <style:style style:name="T82" style:family="text">
      <style:text-properties fo:color="#333333" loext:opacity="100%" style:text-position="-4% 100%" fo:letter-spacing="normal" officeooo:rsid="0035c6c5" style:font-name-asian="Times New Roman2" style:font-size-asian="12pt" style:font-name-complex="Times New Roman2" style:text-scale="100%"/>
    </style:style>
    <style:style style:name="T83" style:family="text">
      <style:text-properties fo:color="#333333" loext:opacity="100%" style:text-position="-4% 100%" fo:letter-spacing="normal" officeooo:rsid="003b1dce" style:font-name-asian="Times New Roman2" style:font-size-asian="12pt" style:font-name-complex="Times New Roman2" style:text-scale="100%"/>
    </style:style>
    <style:style style:name="T84" style:family="text">
      <style:text-properties fo:color="#333333" loext:opacity="100%"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loext:opacity="100%"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loext:opacity="100%"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loext:opacity="100%"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8" style:family="text">
      <style:text-properties fo:color="#333333" loext:opacity="100%" fo:font-size="12pt" fo:letter-spacing="normal" fo:font-weight="bold" style:font-name-asian="Times New Roman2" style:font-size-asian="12pt" style:font-weight-asian="bold" style:font-name-complex="Times New Roman2" style:font-size-complex="12pt" style:font-weight-complex="bold" style:text-scale="100%"/>
    </style:style>
    <style:style style:name="T89" style:family="text">
      <style:text-properties fo:color="#333333" loext:opacity="100%"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90" style:family="text">
      <style:text-properties fo:color="#333333" loext:opacity="100%"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1" style:family="text">
      <style:text-properties fo:color="#333333" loext:opacity="100%"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2" style:family="text">
      <style:text-properties fo:color="#333333" loext:opacity="100%" fo:font-size="12pt" fo:letter-spacing="-0.0008in" fo:font-weight="bold" style:font-name-asian="Times New Roman2" style:font-size-asian="12pt" style:font-weight-asian="bold" style:font-name-complex="Times New Roman2" style:font-size-complex="12pt" style:font-weight-complex="bold" style:text-scale="100%"/>
    </style:style>
    <style:style style:name="T93" style:family="text">
      <style:text-properties fo:color="#333333" loext:opacity="100%"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loext:opacity="100%"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loext:opacity="100%"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6" style:family="text">
      <style:text-properties fo:color="#333333" loext:opacity="100%" fo:font-size="12pt" fo:letter-spacing="0.0016in" fo:font-weight="bold" style:font-name-asian="Times New Roman2" style:font-size-asian="12pt" style:font-weight-asian="bold" style:font-name-complex="Times New Roman2" style:font-size-complex="12pt" style:font-weight-complex="bold" style:text-scale="100%"/>
    </style:style>
    <style:style style:name="T97" style:family="text">
      <style:text-properties fo:color="#333333" loext:opacity="100%"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loext:opacity="100%"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9" style:family="text">
      <style:text-properties fo:color="#333333" loext:opacity="100%" fo:font-size="12pt" fo:letter-spacing="0.0008in" fo:font-weight="bold" style:font-name-asian="Times New Roman2" style:font-size-asian="12pt" style:font-weight-asian="bold" style:font-name-complex="Times New Roman2" style:font-size-complex="12pt" style:font-weight-complex="bold" style:text-scale="100%"/>
    </style:style>
    <style:style style:name="T100" style:family="text">
      <style:text-properties fo:color="#333333" loext:opacity="100%"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loext:opacity="100%"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2" style:family="text">
      <style:text-properties fo:color="#333333" loext:opacity="100%" style:font-name="Times New Roman" fo:font-weight="bold" style:font-weight-asian="bold" style:font-weight-complex="bold"/>
    </style:style>
    <style:style style:name="T103" style:family="text">
      <style:text-properties fo:color="#333333" loext:opacity="100%" style:font-name="Times New Roman"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loext:opacity="100%" style:font-name="Times New Roman"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loext:opacity="100%" style:font-name="Times New Roman"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loext:opacity="100%" style:font-name="Times New Roman"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loext:opacity="100%" style:font-name="Times New Roman"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loext:opacity="100%" style:font-name="Times New Roman"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loext:opacity="100%" style:font-name="Times New Roman"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loext:opacity="100%" style:font-name="Times New Roman"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1" style:family="text">
      <style:text-properties fo:color="#333333" loext:opacity="100%" style:font-name="Times New Roman" fo:font-size="12pt" fo:font-weight="normal" officeooo:rsid="003f01df" style:font-size-asian="10.5pt" style:font-weight-asian="normal" style:font-size-complex="12pt" style:font-weight-complex="normal"/>
    </style:style>
    <style:style style:name="T112" style:family="text">
      <style:text-properties fo:color="#333333" loext:opacity="100%" style:font-name="Times New Roman" fo:font-size="12pt" fo:font-weight="normal" officeooo:rsid="003fc5eb" style:font-size-asian="10.5pt" style:font-weight-asian="normal" style:font-size-complex="12pt" style:font-weight-complex="normal"/>
    </style:style>
    <style:style style:name="T113" style:family="text">
      <style:text-properties fo:color="#333333" loext:opacity="100%" style:font-name="Times New Roman" fo:font-size="12pt" fo:font-weight="normal" officeooo:rsid="0041769a" style:font-size-asian="10.5pt" style:font-weight-asian="normal" style:font-size-complex="12pt" style:font-weight-complex="normal"/>
    </style:style>
    <style:style style:name="T114" style:family="text">
      <style:text-properties fo:color="#333333" loext:opacity="100%" style:font-name="Times New Roman" fo:font-size="12pt" fo:font-weight="normal" officeooo:rsid="003d82e0" style:font-size-asian="10.5pt" style:font-weight-asian="normal" style:font-size-complex="12pt" style:font-weight-complex="normal"/>
    </style:style>
    <style:style style:name="T115" style:family="text">
      <style:text-properties fo:color="#333333" loext:opacity="100%" style:font-name="Times New Roman" fo:font-size="12pt" fo:font-weight="normal" officeooo:rsid="002536ae" style:font-size-asian="10.5pt" style:font-weight-asian="normal" style:font-size-complex="12pt" style:font-weight-complex="normal"/>
    </style:style>
    <style:style style:name="T116" style:family="text">
      <style:text-properties fo:color="#333333" loext:opacity="100%" style:font-name="Times New Roman" fo:font-size="12pt" fo:font-weight="normal" officeooo:rsid="0027545c" style:font-size-asian="10.5pt" style:font-weight-asian="normal" style:font-size-complex="12pt" style:font-weight-complex="normal"/>
    </style:style>
    <style:style style:name="T117" style:family="text">
      <style:text-properties fo:color="#333333" loext:opacity="100%" style:font-name="Times New Roman" fo:font-size="12pt" fo:font-weight="normal" officeooo:rsid="002b261c" style:font-size-asian="10.5pt" style:font-weight-asian="normal" style:font-size-complex="12pt" style:font-weight-complex="normal"/>
    </style:style>
    <style:style style:name="T118" style:family="text">
      <style:text-properties fo:color="#333333" loext:opacity="100%" style:font-name="Times New Roman" fo:font-size="12pt" fo:font-weight="normal" officeooo:rsid="002b3f3b" style:font-size-asian="10.5pt" style:font-weight-asian="normal" style:font-size-complex="12pt" style:font-weight-complex="normal"/>
    </style:style>
    <style:style style:name="T119" style:family="text">
      <style:text-properties fo:color="#333333" loext:opacity="100%" style:font-name="Times New Roman" fo:font-size="12pt" fo:font-weight="normal" officeooo:rsid="0046d500" style:font-size-asian="10.5pt" style:font-weight-asian="normal" style:font-size-complex="12pt" style:font-weight-complex="normal"/>
    </style:style>
    <style:style style:name="T120" style:family="text">
      <style:text-properties fo:color="#333333" loext:opacity="100%" style:font-name="Times New Roman" fo:font-weight="normal" officeooo:rsid="00385ff1" style:font-weight-asian="normal"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02536ae" style:font-weight-asian="normal" style:font-weight-complex="normal"/>
    </style:style>
    <style:style style:name="T123" style:family="text">
      <style:text-properties fo:font-weight="normal" officeooo:rsid="00295a59" style:font-weight-asian="normal" style:font-weight-complex="normal"/>
    </style:style>
    <style:style style:name="T124" style:family="text">
      <style:text-properties fo:font-weight="normal" officeooo:rsid="003a55ea" style:font-weight-asian="normal" style:font-weight-complex="normal"/>
    </style:style>
    <style:style style:name="T125" style:family="text">
      <style:text-properties fo:font-weight="normal" officeooo:rsid="003b1dce" style:font-weight-asian="normal" style:font-weight-complex="normal"/>
    </style:style>
    <style:style style:name="T126" style:family="text">
      <style:text-properties fo:font-weight="normal" officeooo:rsid="003d82e0" style:font-weight-asian="normal" style:font-weight-complex="normal"/>
    </style:style>
    <style:style style:name="T127" style:family="text">
      <style:text-properties fo:font-weight="normal" officeooo:rsid="003f01df" style:font-weight-asian="normal" style:font-weight-complex="normal"/>
    </style:style>
    <style:style style:name="T128" style:family="text">
      <style:text-properties fo:font-weight="normal" officeooo:rsid="0046d500" style:font-weight-asian="normal" style:font-weight-complex="normal"/>
    </style:style>
    <style:style style:name="T129" style:family="text">
      <style:text-properties officeooo:rsid="002b3f3b"/>
    </style:style>
    <style:style style:name="T130" style:family="text">
      <style:text-properties officeooo:rsid="0031024e"/>
    </style:style>
    <style:style style:name="T131" style:family="text">
      <style:text-properties style:font-name="Times New Roman"/>
    </style:style>
    <style:style style:name="T132" style:family="text">
      <style:text-properties style:font-name="Times New Roman" officeooo:rsid="0046d500"/>
    </style:style>
    <style:style style:name="T133" style:family="text">
      <style:text-properties officeooo:rsid="003fc5eb"/>
    </style:style>
    <style:style style:name="T134" style:family="text">
      <style:text-properties officeooo:rsid="00419cc2"/>
    </style:style>
    <style:style style:name="T135" style:family="text">
      <style:text-properties officeooo:rsid="003f01d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dan Skorić </text:p>
      <text:p text:style-name="P19"><text:span text:style-name="T120">Zagreb, Croatia</text:span><text:span text:style-name="T102"><text:line-break/></text:span><text:a xlink:type="simple" xlink:href="mailto:radan.skoric@gmail.com" text:style-name="Internet_20_link" text:visited-style-name="Visited_20_Internet_20_Link"><text:span text:style-name="T131">radan.skoric@gmail.com</text:span></text:a></text:p>
      <text:p text:style-name="P39"><text:a xlink:type="simple" xlink:href="https://radanskoric.com/" text:style-name="Internet_20_link" text:visited-style-name="Visited_20_Internet_20_Link"><text:span text:style-name="T132">https://radanskoric.com/</text:span></text:a></text:p>
      <text:p text:style-name="P20"><text:a xlink:type="simple" xlink:href="https://github.com/radanskoric" text:style-name="Internet_20_link" text:visited-style-name="Visited_20_Internet_20_Link"><text:span text:style-name="T131">https://github.com/radanskoric</text:span></text:a></text:p>
      <text:p text:style-name="P20"><text:a xlink:type="simple" xlink:href="https://hr.linkedin.com/in/radanskoric" text:style-name="Internet_20_link" text:visited-style-name="Visited_20_Internet_20_Link"><text:span text:style-name="T131">https://hr.linkedin.com/in/radanskoric</text:span></text:a></text:p>
      <text:p text:style-name="P24"><text:span text:style-name="T121"><text:line-break/></text:span><text:span text:style-name="T42">Work Experience</text:span></text:p>
      <text:p text:style-name="P11"><text:span text:style-name="T127">N</text:span><text:span text:style-name="T121">ovember 2011 – now<text:tab/></text:span><text:span text:style-name="T1">Freelancer developer<text:tab/></text:span></text:p>
      <text:p text:style-name="P9"><text:span text:style-name="T135">P</text:span>rojects:</text:p>
      <text:p text:style-name="P13"><text:span text:style-name="T127">October </text:span><text:span text:style-name="T121">201</text:span><text:span text:style-name="T127">9</text:span><text:span text:style-name="T121"> – </text:span><text:span text:style-name="T128">July 2023<text:tab/> <text:s text:c="5"/></text:span><text:span text:style-name="T5">Technical team lead a</text:span><text:span text:style-name="T1">t Silverfin</text:span></text:p>
      <text:list xml:id="list936441202" text:style-name="L1">
        <text:list-item>
          <text:p text:style-name="P25"><text:span text:style-name="T111">Leading development of a vertical slice of Silverfin functionality: </text:span><text:span text:style-name="T119">p</text:span><text:span text:style-name="T112">rimarily automatic reports</text:span><text:span text:style-name="T111">, </text:span><text:span text:style-name="T119">the oldest functionality in the app.</text:span></text:p>
        </text:list-item>
        <text:list-item>
          <text:p text:style-name="P25"><text:span text:style-name="T112">Owning the technical aspect of that are</text:span><text:span text:style-name="T113">a</text:span><text:span text:style-name="T112">, leading a small team of developers and making sure they are </text:span><text:span text:style-name="T113">productive</text:span><text:span text:style-name="T112"> and engaged in the work.</text:span></text:p>
        </text:list-item>
        <text:list-item>
          <text:p text:style-name="P25"><text:span text:style-name="T119">Balancing development of new features with refactoring and refactorisation of old.</text:span><text:span text:style-name="T114"><text:line-break/></text:span></text:p>
        </text:list-item>
      </text:list>
      <text:p text:style-name="P12"><text:span text:style-name="T122">S</text:span><text:span text:style-name="T121">eptember 2018 – </text:span><text:span text:style-name="T127">October 2019<text:tab/></text:span><text:span text:style-name="T1">Senior Software Engineer at Silverfin</text:span></text:p>
      <text:list xml:id="list95133994760809" text:continue-numbering="true" text:style-name="L1">
        <text:list-item>
          <text:p text:style-name="P27">Ruby On Rails and Postgresql development, <text:span text:style-name="T133">primarily in the accounting data ingestion and processing part of the product.</text:span></text:p>
        </text:list-item>
      </text:list>
      <text:p text:style-name="P2"/>
      <text:p text:style-name="P14"><text:span text:style-name="T122">J</text:span><text:span text:style-name="T121">anuary 2018 – </text:span><text:span text:style-name="T126">September 2018<text:tab/></text:span><text:span text:style-name="T1">Technical team lead at Hippo Technologies </text:span></text:p>
      <text:list text:style-name="L2">
        <text:list-item>
          <text:p text:style-name="P28">Coaching current team leads within the company.</text:p>
        </text:list-item>
        <text:list-item>
          <text:p text:style-name="P28">Optimizing processes and efficiency of the whole engineering department.</text:p>
        </text:list-item>
        <text:list-item>
          <text:p text:style-name="P28">Spending 50% of the time implementing features <text:span text:style-name="T133">through the whole stack</text:span>. </text:p>
        </text:list-item>
      </text:list>
      <text:p text:style-name="P8"/>
      <text:p text:style-name="P15"><text:span text:style-name="T122">April 2015 – </text:span><text:span text:style-name="T124">December 2017</text:span><text:span text:style-name="T2"><text:tab/> <text:tab/></text:span><text:span text:style-name="T3">Technical team lead at </text:span><text:span text:style-name="T2">Toptal LLC</text:span><text:span text:style-name="T122"> </text:span></text:p>
      <text:list text:style-name="L3">
        <text:list-item>
          <text:p text:style-name="P35"><text:span text:style-name="T115">T</text:span><text:span text:style-name="T116">echnical and product lead for a team of 7 crossfunctional developers.</text:span></text:p>
        </text:list-item>
        <text:list-item>
          <text:p text:style-name="P33"><text:span text:style-name="T123">Managed </text:span><text:span text:style-name="T125">the full lifecycle of</text:span><text:span text:style-name="T121"> replac</text:span><text:span text:style-name="T125">ing an </text:span><text:span text:style-name="T121">external meeting scheduling tool with a more powerful internal solution </text:span><text:span text:style-name="T125">by filling a dual role of technical team lead and product manager</text:span><text:span text:style-name="T121">. </text:span><text:span text:style-name="T125">I g</text:span><text:span text:style-name="T121">athered requirements, created </text:span><text:span text:style-name="T125">a </text:span><text:span text:style-name="T121">product roadmap and oversaw entire tehnical implementation, contributing many critical </text:span><text:span text:style-name="T123">low level </text:span><text:span text:style-name="T121">pieces of code myself. </text:span></text:p>
        </text:list-item>
        <text:list-item>
          <text:p text:style-name="P29">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9">Conducted over <text:span text:style-name="T134">2</text:span>00 candidate interviews for positions of: backend developer, team lead and engineering manager.</text:p>
        </text:list-item>
      </text:list>
      <text:p text:style-name="P16"><text:span text:style-name="T1"><text:line-break/></text:span><text:span text:style-name="T121">Sep 2013 – </text:span><text:span text:style-name="T122">April 2015<text:tab/></text:span><text:span text:style-name="T1"> <text:tab/></text:span><text:span text:style-name="T4">Senior </text:span><text:span text:style-name="T1">Software engineer</text:span><text:span text:style-name="T4"> </text:span><text:span text:style-name="T1">at Toptal LLC</text:span></text:p>
      <text:list text:style-name="L4">
        <text:list-item>
          <text:p text:style-name="P36"><text:span text:style-name="T117">Implemented vertical slices of functionality </text:span><text:span text:style-name="T118">with follow-ups </text:span><text:span text:style-name="T117">based on feedback.</text:span></text:p>
        </text:list-item>
        <text:list-item>
          <text:p text:style-name="P30">Worked <text:span text:style-name="T129">as the only backend developer with a team of frontend developers to ship complete public website redesign including refactoring large parts of the backend.</text:span></text:p>
        </text:list-item>
        <text:list-item>
          <text:p text:style-name="P31">Implemented most of the api backend, parts of single page React based frontend <text:span text:style-name="T130">application</text:span> and the desktop component of TopTracker application.</text:p>
        </text:list-item>
        <text:list-item>
          <text:p text:style-name="P31">Conducted large scale refactorings and improved performance of critical pieces of Toptal’s main product. </text:p>
        </text:list-item>
      </text:list>
      <text:p text:style-name="P7"/>
      <text:p text:style-name="P3">Nov 2011 – Sep 2013<text:span text:style-name="T1"> <text:tab/><text:tab/></text:span><text:span text:style-name="T8">S</text:span><text:span text:style-name="T19">o</text:span><text:span text:style-name="T22">f</text:span><text:span text:style-name="T19">t</text:span><text:span text:style-name="T22">war</text:span><text:span text:style-name="T19">e</text:span><text:span text:style-name="T8"> </text:span><text:span text:style-name="T22">e</text:span><text:span text:style-name="T25">n</text:span><text:span text:style-name="T28">g</text:span><text:span text:style-name="T19">in</text:span><text:span text:style-name="T22">e</text:span><text:span text:style-name="T8">e</text:span><text:span text:style-name="T19">r</text:span><text:span text:style-name="T22"> a</text:span><text:span text:style-name="T19">t</text:span><text:span text:style-name="T31"> </text:span><text:span text:style-name="T28">L</text:span><text:span text:style-name="T8">a</text:span><text:span text:style-name="T19">btiva</text:span><text:span text:style-name="T22"> I</text:span><text:span text:style-name="T19">n</text:span><text:span text:style-name="T22">c</text:span><text:span text:style-name="T19">.</text:span></text:p>
      <text:list text:style-name="L5">
        <text:list-item>
          <text:p text:style-name="P34">Full stack development of the primary product, ReadCube. </text:p>
        </text:list-item>
        <text:list-item>
          <text:p text:style-name="P32"><text:soft-page-break/><text:span text:style-name="T9">Taking care of all aspects of introducing feature</text:span><text:span text:style-name="T12">s</text:span><text:span text:style-name="T9">, from requirements to deployment.</text:span></text:p>
        </text:list-item>
      </text:list>
      <text:p text:style-name="P10"/>
      <text:p text:style-name="P18"><text:span text:style-name="T37">Nov 2009 – Nov 2011</text:span><text:span text:style-name="T39"><text:tab/><text:tab/><text:tab/></text:span><text:span text:style-name="T40">P</text:span><text:span text:style-name="T38">r</text:span><text:span text:style-name="T35">og</text:span><text:span text:style-name="T38">ra</text:span><text:span text:style-name="T35">mm</text:span><text:span text:style-name="T38">e</text:span><text:span text:style-name="T35">r</text:span><text:span text:style-name="T41"> </text:span><text:span text:style-name="T38">a</text:span><text:span text:style-name="T35">nd </text:span><text:span text:style-name="T40">P</text:span><text:span text:style-name="T38">r</text:span><text:span text:style-name="T35">oj</text:span><text:span text:style-name="T38">e</text:span><text:span text:style-name="T40">c</text:span><text:span text:style-name="T35">t M</text:span><text:span text:style-name="T38">a</text:span><text:span text:style-name="T35">n</text:span><text:span text:style-name="T38">a</text:span><text:span text:style-name="T35">g</text:span><text:span text:style-name="T38">e</text:span><text:span text:style-name="T35">r</text:span><text:span text:style-name="T41"> </text:span><text:span text:style-name="T38">a</text:span><text:span text:style-name="T35">t </text:span><text:span text:style-name="T36">D</text:span><text:span text:style-name="T38">ra</text:span><text:span text:style-name="T35">p d.o.o.</text:span><text:span text:style-name="T34"> </text:span></text:p>
      <text:list text:style-name="L6">
        <text:list-item>
          <text:p text:style-name="P37"><text:span text:style-name="T85">Fullstack</text:span><text:span text:style-name="T84"> d</text:span><text:span text:style-name="T91">e</text:span><text:span text:style-name="T84">v</text:span><text:span text:style-name="T91">e</text:span><text:span text:style-name="T84">lopm</text:span><text:span text:style-name="T91">e</text:span><text:span text:style-name="T84">nt, p</text:span><text:span text:style-name="T91">r</text:span><text:span text:style-name="T84">odu</text:span><text:span text:style-name="T91">c</text:span><text:span text:style-name="T84">tion</text:span><text:span text:style-name="T93"> </text:span><text:span text:style-name="T84">s</text:span><text:span text:style-name="T91">er</text:span><text:span text:style-name="T84">v</text:span><text:span text:style-name="T91">er</text:span><text:span text:style-name="T84">s </text:span><text:span text:style-name="T97">m</text:span><text:span text:style-name="T91">a</text:span><text:span text:style-name="T84">int</text:span><text:span text:style-name="T86">en</text:span><text:span text:style-name="T91">a</text:span><text:span text:style-name="T84">n</text:span><text:span text:style-name="T91">c</text:span><text:span text:style-name="T84">e </text:span><text:span text:style-name="T91">(A</text:span><text:span text:style-name="T84">m</text:span><text:span text:style-name="T91">a</text:span><text:span text:style-name="T98">z</text:span><text:span text:style-name="T84">on </text:span><text:span text:style-name="T91">A</text:span><text:span text:style-name="T98">W</text:span><text:span text:style-name="T84">S</text:span><text:span text:style-name="T98"> </text:span><text:span text:style-name="T91">a</text:span><text:span text:style-name="T84">nd </text:span><text:span text:style-name="T91">Her</text:span><text:span text:style-name="T93">o</text:span><text:span text:style-name="T84">ku). </text:span><text:span text:style-name="T85">R</text:span><text:span text:style-name="T86">esponsible for technical direction within the company</text:span><text:span text:style-name="T84">. </text:span></text:p>
        </text:list-item>
      </text:list>
      <text:p text:style-name="P23"><text:span text:style-name="T84"><text:line-break/></text:span><text:span text:style-name="T86">2008 – 2009</text:span><text:span text:style-name="T89"> <text:tab/><text:tab/><text:tab/><text:tab/></text:span><text:span text:style-name="T99">P</text:span><text:span text:style-name="T92">r</text:span><text:span text:style-name="T88">og</text:span><text:span text:style-name="T92">ra</text:span><text:span text:style-name="T88">mm</text:span><text:span text:style-name="T92">e</text:span><text:span text:style-name="T88">r</text:span><text:span text:style-name="T96"> </text:span><text:span text:style-name="T92">a</text:span><text:span text:style-name="T88">t </text:span><text:span text:style-name="T90">D</text:span><text:span text:style-name="T92">ra</text:span><text:span text:style-name="T88">p d.</text:span><text:span text:style-name="T96">o</text:span><text:span text:style-name="T88">.o</text:span></text:p>
      <text:list text:style-name="L7">
        <text:list-item>
          <text:p text:style-name="P38"><text:span text:style-name="T95">Implemented</text:span><text:span text:style-name="T94"> </text:span><text:span text:style-name="T100">F</text:span><text:span text:style-name="T91">a</text:span><text:span text:style-name="T98">c</text:span><text:span text:style-name="T91">e</text:span><text:span text:style-name="T84">book </text:span><text:span text:style-name="T91">a</text:span><text:span text:style-name="T84">ppli</text:span><text:span text:style-name="T91">ca</text:span><text:span text:style-name="T84">tions </text:span><text:span text:style-name="T87">with </text:span><text:span text:style-name="T84">Ru</text:span><text:span text:style-name="T101">b</text:span><text:span text:style-name="T84">y</text:span><text:span text:style-name="T101"> </text:span><text:span text:style-name="T84">on R</text:span><text:span text:style-name="T91">a</text:span><text:span text:style-name="T84">ils.<text:line-break/></text:span></text:p>
        </text:list-item>
      </text:list>
      <text:p text:style-name="P21"><text:span text:style-name="T63">2003 – 2005</text:span><text:span text:style-name="T66"> <text:tab/><text:tab/><text:tab/><text:tab/></text:span><text:span text:style-name="T62">Co</text:span><text:span text:style-name="T67">r</text:span><text:span text:style-name="T62">e</text:span><text:span text:style-name="T67"> </text:span><text:span text:style-name="T62">p</text:span><text:span text:style-name="T67">r</text:span><text:span text:style-name="T70">o</text:span><text:span text:style-name="T71">g</text:span><text:span text:style-name="T70">r</text:span><text:span text:style-name="T67">a</text:span><text:span text:style-name="T62">mm</text:span><text:span text:style-name="T67">e</text:span><text:span text:style-name="T62">r</text:span><text:span text:style-name="T67"> </text:span><text:span text:style-name="T62">on </text:span><text:span text:style-name="T70">U</text:span><text:span text:style-name="T67">r</text:span><text:span text:style-name="T62">b</text:span><text:span text:style-name="T67">a</text:span><text:span text:style-name="T62">n </text:span><text:span text:style-name="T73">J</text:span><text:span text:style-name="T62">un</text:span><text:span text:style-name="T72">g</text:span><text:span text:style-name="T64">le</text:span><text:span text:style-name="T68"> </text:span><text:span text:style-name="T69">3D</text:span><text:span text:style-name="T65"> game</text:span></text:p>
      <text:list text:style-name="L8">
        <text:list-item>
          <text:p text:style-name="P26"><text:a xlink:type="simple" xlink:href="http://uj.dir.hr/" text:style-name="Internet_20_link" text:visited-style-name="Visited_20_Internet_20_Link"><text:span text:style-name="T107">http://uj.di</text:span><text:span text:style-name="T106">r</text:span><text:span text:style-name="T107">.h</text:span>r</text:a><text:span text:style-name="T106">: </text:span><text:span text:style-name="T103">awar</text:span><text:span text:style-name="T108">d </text:span><text:span text:style-name="T103">w</text:span><text:span text:style-name="T108">ining</text:span><text:span text:style-name="T109"> </text:span><text:span text:style-name="T110">3</text:span><text:span text:style-name="T108">D</text:span><text:span text:style-name="T103"> e</text:span><text:span text:style-name="T108">du</text:span><text:span text:style-name="T103">ca</text:span><text:span text:style-name="T108">tion</text:span><text:span text:style-name="T103">a</text:span><text:span text:style-name="T108">l so</text:span><text:span text:style-name="T103">f</text:span><text:span text:style-name="T108">t</text:span><text:span text:style-name="T110">w</text:span><text:span text:style-name="T103">are </text:span><text:span text:style-name="T104">built with D</text:span><text:span text:style-name="T105">elphi and DirectX.</text:span><text:span text:style-name="T108"><text:line-break/></text:span></text:p>
        </text:list-item>
      </text:list>
      <text:p text:style-name="P17">Education</text:p>
      <text:p text:style-name="Horizontal_20_Line"/>
      <text:p text:style-name="P4"><text:span text:style-name="T13">2003 – 2009: </text:span><text:span text:style-name="T14">dipl. in</text:span><text:span text:style-name="T26">g</text:span><text:span text:style-name="T14">. of</text:span><text:span text:style-name="T20"> </text:span><text:span text:style-name="T14">M</text:span><text:span text:style-name="T20">a</text:span><text:span text:style-name="T14">t</text:span><text:span text:style-name="T23">h</text:span><text:span text:style-name="T20">e</text:span><text:span text:style-name="T14">m</text:span><text:span text:style-name="T20">a</text:span><text:span text:style-name="T14">ti</text:span><text:span text:style-name="T20">c</text:span><text:span text:style-name="T14">s </text:span><text:span text:style-name="T20">(</text:span><text:span text:style-name="T14">M</text:span><text:span text:style-name="T20">a</text:span><text:span text:style-name="T14">st</text:span><text:span text:style-name="T6">e</text:span><text:span text:style-name="T20">r</text:span><text:span text:style-name="T14">s </text:span><text:span text:style-name="T20">e</text:span><text:span text:style-name="T14">quiv</text:span><text:span text:style-name="T20">a</text:span><text:span text:style-name="T14">l</text:span><text:span text:style-name="T20">e</text:span><text:span text:style-name="T14">nt in C</text:span><text:span text:style-name="T20">r</text:span><text:span text:style-name="T14">o</text:span><text:span text:style-name="T20">a</text:span><text:span text:style-name="T14">ti</text:span><text:span text:style-name="T20">a</text:span><text:span text:style-name="T14">n </text:span><text:span text:style-name="T20">e</text:span><text:span text:style-name="T14">du. </text:span><text:span text:style-name="T29">s</text:span><text:span text:style-name="T33">y</text:span><text:span text:style-name="T14">s</text:span><text:span text:style-name="T29">t</text:span><text:span text:style-name="T20">e</text:span><text:span text:style-name="T14">m) </text:span><text:span text:style-name="T20">U</text:span><text:span text:style-name="T14">niv</text:span><text:span text:style-name="T20">er</text:span><text:span text:style-name="T14">si</text:span><text:span text:style-name="T29">t</text:span><text:span text:style-name="T14">y</text:span><text:span text:style-name="T33"> </text:span><text:span text:style-name="T23">o</text:span><text:span text:style-name="T14">f</text:span><text:span text:style-name="T23"> </text:span><text:span text:style-name="T26">Z</text:span><text:span text:style-name="T6">a</text:span><text:span text:style-name="T26">g</text:span><text:span text:style-name="T23">r</text:span><text:span text:style-name="T20">e</text:span><text:span text:style-name="T14">b, </text:span><text:span text:style-name="T6">Fa</text:span><text:span text:style-name="T20">c</text:span><text:span text:style-name="T14">ul</text:span><text:span text:style-name="T29">t</text:span><text:span text:style-name="T14">y</text:span><text:span text:style-name="T33"> </text:span><text:span text:style-name="T14">of</text:span><text:span text:style-name="T23"> </text:span><text:span text:style-name="T20">Na</text:span><text:span text:style-name="T14">tu</text:span><text:span text:style-name="T20">ra</text:span><text:span text:style-name="T14">l </text:span><text:span text:style-name="T6">S</text:span><text:span text:style-name="T20">c</text:span><text:span text:style-name="T14">i</text:span><text:span text:style-name="T20">e</text:span><text:span text:style-name="T23">n</text:span><text:span text:style-name="T20">ce</text:span><text:span text:style-name="T14">s</text:span><text:span text:style-name="T29"> </text:span><text:span text:style-name="T14">– M</text:span><text:span text:style-name="T20">a</text:span><text:span text:style-name="T14">th</text:span><text:span text:style-name="T20">e</text:span><text:span text:style-name="T14">m</text:span><text:span text:style-name="T20">a</text:span><text:span text:style-name="T14">ti</text:span><text:span text:style-name="T20">ca</text:span><text:span text:style-name="T14">l </text:span><text:span text:style-name="T20">De</text:span><text:span text:style-name="T23">p</text:span><text:span text:style-name="T20">ar</text:span><text:span text:style-name="T14">tm</text:span><text:span text:style-name="T20">e</text:span><text:span text:style-name="T23">n</text:span><text:span text:style-name="T14">t </text:span><text:span text:style-name="T20">(</text:span><text:span text:style-name="T14">M</text:span><text:span text:style-name="T20">a</text:span><text:span text:style-name="T14">th</text:span><text:span text:style-name="T20">e</text:span><text:span text:style-name="T14">m</text:span><text:span text:style-name="T20">a</text:span><text:span text:style-name="T14">ti</text:span><text:span text:style-name="T20">ca</text:span><text:span text:style-name="T14">l E</text:span><text:span text:style-name="T23">n</text:span><text:span text:style-name="T26">g</text:span><text:span text:style-name="T14">in</text:span><text:span text:style-name="T6">e</text:span><text:span text:style-name="T20">e</text:span><text:span text:style-name="T23">r</text:span><text:span text:style-name="T14">ing</text:span><text:span text:style-name="T26"> </text:span><text:span text:style-name="T14">d</text:span><text:span text:style-name="T6">e</text:span><text:span text:style-name="T26">g</text:span><text:span text:style-name="T23">r</text:span><text:span text:style-name="T20">e</text:span><text:span text:style-name="T6">e</text:span><text:span text:style-name="T14">) <text:line-break/></text:span><text:span text:style-name="T9">2001 – 2003:</text:span><text:span text:style-name="T14"> </text:span><text:span text:style-name="T59">F</text:span><text:span text:style-name="T14">o</text:span><text:span text:style-name="T20">re</text:span><text:span text:style-name="T14">st </text:span><text:span text:style-name="T6">S</text:span><text:span text:style-name="T20">c</text:span><text:span text:style-name="T14">hool,</text:span><text:span text:style-name="T23"> </text:span><text:span text:style-name="T26">L</text:span><text:span text:style-name="T14">ondon </text:span><text:span text:style-name="T23">(</text:span><text:span text:style-name="T14">A</text:span><text:span text:style-name="T20"> </text:span><text:span text:style-name="T14">–</text:span><text:span text:style-name="T23"> </text:span><text:span text:style-name="T26">L</text:span><text:span text:style-name="T20">e</text:span><text:span text:style-name="T14">v</text:span><text:span text:style-name="T20">e</text:span><text:span text:style-name="T14">ls: M</text:span><text:span text:style-name="T20">a</text:span><text:span text:style-name="T14">ths, </text:span><text:span text:style-name="T6">P</text:span><text:span text:style-name="T23">h</text:span><text:span text:style-name="T33">y</text:span><text:span text:style-name="T14">s</text:span><text:span text:style-name="T29">i</text:span><text:span text:style-name="T20">c</text:span><text:span text:style-name="T14">s, Ch</text:span><text:span text:style-name="T17">e</text:span><text:span text:style-name="T14">mist</text:span><text:span text:style-name="T23">r</text:span><text:span text:style-name="T33">y</text:span><text:span text:style-name="T14">,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text:span><text:span text:style-name="T9">1999 – 2001: </text:span><text:span text:style-name="T47">H</text:span><text:span text:style-name="T44">i</text:span><text:span text:style-name="T49">g</text:span><text:span text:style-name="T44">h s</text:span><text:span text:style-name="T47">c</text:span><text:span text:style-name="T44">hool of</text:span><text:span text:style-name="T51"> </text:span><text:span text:style-name="T47">A</text:span><text:span text:style-name="T44">nd</text:span><text:span text:style-name="T47">r</text:span><text:span text:style-name="T44">ija</text:span><text:span text:style-name="T53"> </text:span><text:span text:style-name="T44">Moho</text:span><text:span text:style-name="T47">r</text:span><text:span text:style-name="T44">ovi</text:span><text:span text:style-name="T47">č</text:span><text:span text:style-name="T44">i</text:span><text:span text:style-name="T47">ć</text:span><text:span text:style-name="T44">, Rij</text:span><text:span text:style-name="T47">e</text:span><text:span text:style-name="T44">ka<text:line-break/></text:span></text:p>
      <text:p text:style-name="P22"><text:span text:style-name="T74">Technologies with at least </text:span><text:span text:style-name="T77">3</text:span><text:span text:style-name="T74"> years production experience: </text:span><text:span text:style-name="T78">Ruby, Ruby on Rails (extensive experience with the entire ecosystem), PostgreSQL, Javascript, MySQL, Backbone.js, AWS, DirectX, Delphi<text:line-break/><text:line-break/></text:span><text:span text:style-name="T76">Best at: </text:span><text:span text:style-name="T81">Ruby, Ruby on Rails, PostgreSQL, </text:span><text:span text:style-name="T83">Javascript</text:span><text:span text:style-name="T78"><text:line-break/><text:line-break/></text:span><text:span text:style-name="T74">Methodologies used in professional capacity: </text:span><text:span text:style-name="T79">Agile, S</text:span><text:span text:style-name="T82">crum, Kanban</text:span><text:span text:style-name="T79">, Pair programming, TDD, BDD, Prototyping, </text:span><text:span text:style-name="T82">U</text:span><text:span text:style-name="T79">sability testing<text:line-break/><text:line-break/></text:span><text:span text:style-name="T75">Learning (in my spare time): </text:span><text:span text:style-name="T79">Elixir, </text:span><text:span text:style-name="T80">Clojure, </text:span><text:span text:style-name="T79">Machine learning</text:span></text:p>
      <text:p text:style-name="P5"><text:span text:style-name="T44"><text:line-break/></text:span><text:span text:style-name="T43">Academic Achivements<text:line-break/></text:span><text:span text:style-name="T45">2009 - </text:span><text:span text:style-name="T55">F</text:span><text:span text:style-name="T45">inish</text:span><text:span text:style-name="T48">e</text:span><text:span text:style-name="T45">d univ</text:span><text:span text:style-name="T48">er</text:span><text:span text:style-name="T45">si</text:span><text:span text:style-name="T56">t</text:span><text:span text:style-name="T45">y</text:span><text:span text:style-name="T57"> </text:span><text:span text:style-name="T48">w</text:span><text:span text:style-name="T45">i</text:span><text:span text:style-name="T58">t</text:span><text:span text:style-name="T45">h hi</text:span><text:span text:style-name="T50">g</text:span><text:span text:style-name="T45">h</text:span><text:span text:style-name="T48">e</text:span><text:span text:style-name="T45">st ov</text:span><text:span text:style-name="T54">e</text:span><text:span text:style-name="T48">ra</text:span><text:span text:style-name="T45">ll</text:span><text:span text:style-name="T58"> </text:span><text:span text:style-name="T50">g</text:span><text:span text:style-name="T48">ra</text:span><text:span text:style-name="T52">d</text:span><text:span text:style-name="T45">e</text:span><text:span text:style-name="T48"> </text:span><text:span text:style-name="T46">within top 10% in my year.</text:span></text:p>
      <text:p text:style-name="P6"><text:span text:style-name="T15">2002 - C</text:span><text:span text:style-name="T21">a</text:span><text:span text:style-name="T15">me</text:span><text:span text:style-name="T21"> </text:span><text:span text:style-name="T15">6th in the</text:span><text:span text:style-name="T21"> U</text:span><text:span text:style-name="T15">K</text:span><text:span text:style-name="T21"> </text:span><text:span text:style-name="T15">n</text:span><text:span text:style-name="T21">a</text:span><text:span text:style-name="T30">t</text:span><text:span text:style-name="T15">ion</text:span><text:span text:style-name="T21">a</text:span><text:span text:style-name="T15">l p</text:span><text:span text:style-name="T21">r</text:span><text:span text:style-name="T15">og</text:span><text:span text:style-name="T21">ra</text:span><text:span text:style-name="T15">mming </text:span><text:span text:style-name="T21">c</text:span><text:span text:style-name="T15">om</text:span><text:span text:style-name="T24">p</text:span><text:span text:style-name="T21">e</text:span><text:span text:style-name="T15">tition to s</text:span><text:span text:style-name="T21">e</text:span><text:span text:style-name="T15">l</text:span><text:span text:style-name="T21">ec</text:span><text:span text:style-name="T15">t </text:span><text:span text:style-name="T21">U</text:span><text:span text:style-name="T15">K</text:span><text:span text:style-name="T24"> </text:span><text:span text:style-name="T27">I</text:span><text:span text:style-name="T32">O</text:span><text:span text:style-name="T15">I</text:span><text:span text:style-name="T27"> </text:span><text:span text:style-name="T15">t</text:span><text:span text:style-name="T21">ea</text:span><text:span text:style-name="T15">m.<text:line-break/>2001 - </text:span><text:span text:style-name="T7">W</text:span><text:span text:style-name="T15">on </text:span><text:span text:style-name="T60">B</text:span><text:span text:style-name="T21">r</text:span><text:span text:style-name="T15">on</text:span><text:span text:style-name="T7">z</text:span><text:span text:style-name="T15">e</text:span><text:span text:style-name="T21"> </text:span><text:span text:style-name="T15">M</text:span><text:span text:style-name="T21">e</text:span><text:span text:style-name="T15">d</text:span><text:span text:style-name="T21">a</text:span><text:span text:style-name="T15">l </text:span><text:span text:style-name="T21">a</text:span><text:span text:style-name="T15">t </text:span><text:span text:style-name="T30">t</text:span><text:span text:style-name="T15">he</text:span><text:span text:style-name="T21"> </text:span><text:span text:style-name="T15">C</text:span><text:span text:style-name="T21">e</text:span><text:span text:style-name="T15">nt</text:span><text:span text:style-name="T21">ra</text:span><text:span text:style-name="T15">l Eu</text:span><text:span text:style-name="T21">r</text:span><text:span text:style-name="T15">o</text:span><text:span text:style-name="T24">p</text:span><text:span text:style-name="T21">ea</text:span><text:span text:style-name="T15">n </text:span><text:span text:style-name="T21">O</text:span><text:span text:style-name="T61">l</text:span><text:span text:style-name="T27">y</text:span><text:span text:style-name="T15">mpi</text:span><text:span text:style-name="T21">a</text:span><text:span text:style-name="T15">d in </text:span><text:span text:style-name="T27">I</text:span><text:span text:style-name="T24">n</text:span><text:span text:style-name="T21">f</text:span><text:span text:style-name="T15">o</text:span><text:span text:style-name="T21">r</text:span><text:span text:style-name="T15">m</text:span><text:span text:style-name="T21">a</text:span><text:span text:style-name="T15">ti</text:span><text:span text:style-name="T21">c</text:span><text:span text:style-name="T15">s.<text:line-break/>2000 - </text:span><text:span text:style-name="T21">Ac</text:span><text:span text:style-name="T7">c</text:span><text:span text:style-name="T21">e</text:span><text:span text:style-name="T15">pt</text:span><text:span text:style-name="T21">e</text:span><text:span text:style-name="T15">d to M</text:span><text:span text:style-name="T18">ensa</text:span><text:span text:style-name="T15">.</text:span><text:span text:style-name="T14"><text:line-break/><text:line-break/></text:span><text:span text:style-name="T10">Other Interests: </text:span><text:span text:style-name="T15">R</text:span><text:span text:style-name="T21">ea</text:span><text:span text:style-name="T15">l time</text:span><text:span text:style-name="T21"> </text:span><text:span text:style-name="T15">3D</text:span><text:span text:style-name="T21"> c</text:span><text:span text:style-name="T15">omput</text:span><text:span text:style-name="T21">e</text:span><text:span text:style-name="T15">r</text:span><text:span text:style-name="T24"> </text:span><text:span text:style-name="T15">g</text:span><text:span text:style-name="T21">ra</text:span><text:span text:style-name="T15">phi</text:span><text:span text:style-name="T21">c</text:span><text:span text:style-name="T15">s, Mathematics, Logic, Marathon and Trail Ultra running, Hiking, Sailing. <text:line-break/><text:line-break/></text:span><text:span text:style-name="T11">A bit more on current professional interests: </text:span><text:span text:style-name="T16">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Neue" svg:font-family="'Helvetica Neue'" style:font-pitch="variable"/>
    <style:font-face style:name="OpenSymbol" svg:font-family="OpenSymbol" style:font-charset="x-symbol"/>
    <style:font-face style:name="StarSymbol" svg:font-family="Star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4-09T18:11:47.588809000</meta:creation-date>
    <dc:date>2023-10-19T09:51:33.329489693</dc:date>
    <meta:editing-duration>PT1H58M58S</meta:editing-duration>
    <meta:editing-cycles>37</meta:editing-cycles>
    <meta:generator>LibreOffice/7.5.0.3$MacOSX_X86_64 LibreOffice_project/c21113d003cd3efa8c53188764377a8272d9d6de</meta:generator>
    <meta:document-statistic meta:table-count="0" meta:image-count="0" meta:object-count="0" meta:page-count="2" meta:paragraph-count="42" meta:word-count="688" meta:character-count="4743" meta:non-whitespace-character-count="4053"/>
  </office:meta>
</office:document-meta>
</file>